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2.897cm" svg:height="22.277cm" svg:x="6.937cm" svg:y="0.107cm">
            <draw:object draw:notify-on-update-of-ranges="Sheet1.B2:Sheet1.B549 Sheet1.D2:Sheet1.D5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">
            <text:p>1</text:p>
          </table:table-cell>
          <table:table-cell office:value-type="float" office:value="49154">
            <text:p>491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536">
            <text:p>536</text:p>
          </table:table-cell>
          <table:table-cell office:value-type="float" office:value="49154">
            <text:p>49154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4824">
            <text:p>4824</text:p>
          </table:table-cell>
          <table:table-cell office:value-type="float" office:value="49154">
            <text:p>49154</text:p>
          </table:table-cell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6432">
            <text:p>6432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8040">
            <text:p>8040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6432">
            <text:p>6432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608">
            <text:p>1608</text:p>
          </table:table-cell>
          <table:table-cell office:value-type="float" office:value="49154">
            <text:p>49154</text:p>
          </table:table-cell>
          <table:table-cell office:value-type="float" office:value="1608">
            <text:p>1608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680">
            <text:p>2680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3216">
            <text:p>3216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1072">
            <text:p>1072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49153">
            <text:p>49153</text:p>
          </table:table-cell>
          <table:table-cell office:value-type="float" office:value="2144">
            <text:p>2144</text:p>
          </table:table-cell>
          <table:table-cell office:value-type="float" office:value="49154">
            <text:p>49154</text:p>
          </table:table-cell>
          <table:table-cell office:value-type="float" office:value="2144">
            <text:p>2144</text:p>
          </table:table-cell>
        </table:table-row>
        <table:table-row table:style-name="ro1" table:number-rows-repeated="84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B90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0:58:50</dc:date>
    <meta:document-statistic meta:table-count="1" meta:cell-count="2192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898cm" svg:height="22.278cm" xlink:href=".." xlink:type="simple" chart:class="chart:line" chart:style-name="ch1">
        <chart:legend chart:legend-position="top" svg:x="13.807cm" svg:y="1.21cm" style:legend-expansion="wide" chart:style-name="ch2"/>
        <chart:plot-area chart:style-name="ch3" table:cell-range-address="Sheet1.B2:Sheet1.B549 Sheet1.D2:Sheet1.D549" svg:x="1.107cm" svg:y="2.698cm" svg:width="30.477cm" svg:height="18.715cm">
          <chartooo:coordinate-region svg:x="2.099cm" svg:y="2.897cm" svg:width="29.344cm" svg:height="17.1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49" chart:class="chart:line">
            <chart:data-point chart:repeated="548"/>
          </chart:series>
          <chart:series chart:style-name="ch7" chart:values-cell-range-address="Sheet1.D2:Sheet1.D549" chart:class="chart:line">
            <chart:data-point chart:repeated="5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549</svg:desc>
                </draw:g>
              </table:table-cell>
              <table:table-cell office:value-type="float" office:value="1">
                <text:p>1</text:p>
                <draw:g>
                  <svg:desc>Sheet1.D2:Sheet1.D5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4">
                <text:p>4824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8">
                <text:p>1608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32">
                <text:p>643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8">
                <text:p>1608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40">
                <text:p>8040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32">
                <text:p>643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16">
                <text:p>3216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16">
                <text:p>321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8">
                <text:p>1608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6">
                <text:p>3216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8">
                <text:p>1608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80">
                <text:p>2680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16">
                <text:p>321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44">
                <text:p>2144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216">
                <text:p>321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44">
                <text:p>2144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16">
                <text:p>3216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44">
                <text:p>2144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44">
                <text:p>2144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72">
                <text:p>107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16">
                <text:p>3216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72">
                <text:p>1072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44">
                <text:p>214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72">
                <text:p>107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44">
                <text:p>2144</text:p>
              </table:table-cell>
              <table:table-cell office:value-type="float" office:value="2144">
                <text:p>2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